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9e3aa" officeooo:paragraph-rsid="000bddb2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bddb2" officeooo:paragraph-rsid="000bddb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dc997" officeooo:paragraph-rsid="000dc99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9e3aa" officeooo:paragraph-rsid="000bddb2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dc997" officeooo:paragraph-rsid="000dc997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erl Project</text:p>
      <text:p text:style-name="P1">(OSDL Lab)</text:p>
      <text:p text:style-name="P2">FTP Client with GUI</text:p>
      <text:p text:style-name="P1">13BCE049</text:p>
      <text:p text:style-name="P1">13BCE054</text:p>
      <text:p text:style-name="P1"/>
      <text:p text:style-name="P4"/>
      <text:p text:style-name="P3">ftp_gui_main.pl</text:p>
      <text:p text:style-name="P5"/>
      <text:p text:style-name="P5">#!/opt/ActivePerl-5.24/bin/perl5.24.0</text:p>
      <text:p text:style-name="P5">use 5.24.0;</text:p>
      <text:p text:style-name="P5">use strict;</text:p>
      <text:p text:style-name="P5">use warnings; </text:p>
      <text:p text:style-name="P5">use Net::FTP;</text:p>
      <text:p text:style-name="P5"/>
      <text:p text:style-name="P5"/>
      <text:p text:style-name="P5"># Declare the package for this dialog</text:p>
      <text:p text:style-name="P5">package ftp_gui_build;</text:p>
      <text:p text:style-name="P5"/>
      <text:p text:style-name="P5"># Locate this script so we can load the ui module</text:p>
      <text:p text:style-name="P5">use FindBin qw($RealBin); use lib $RealBin; use ftp_gui_build_ui;</text:p>
      <text:p text:style-name="P5"/>
      <text:p text:style-name="P5"># BEGIN USER CODE</text:p>
      <text:p text:style-name="P5"/>
      <text:p text:style-name="P5"/>
      <text:p text:style-name="P5">my $log_txt = "Welcome Bro, use this software and become a Pro!\n";</text:p>
      <text:p text:style-name="P5">my $ftp;</text:p>
      <text:p text:style-name="P5">my $host;</text:p>
      <text:p text:style-name="P5"/>
      <text:p text:style-name="P5"># END USER CODE</text:p>
      <text:p text:style-name="P5"/>
      <text:p text:style-name="P5"># BEGIN CALLBACK CODE</text:p>
      <text:p text:style-name="P5"># ONLY EDIT CODE WITHIN THE SUB COMMANDS.</text:p>
      <text:p text:style-name="P5"/>
      <text:p text:style-name="P5"># connect_btn_command --</text:p>
      <text:p text:style-name="P5">#</text:p>
      <text:p text:style-name="P5"># Callback to handle $connect_btn widget option -command</text:p>
      <text:p text:style-name="P5">#</text:p>
      <text:p text:style-name="P5"># ARGS:</text:p>
      <text:p text:style-name="P5"># <text:s text:c="3"/>&lt;NONE&gt;</text:p>
      <text:p text:style-name="P5">#</text:p>
      <text:p text:style-name="P5">sub connect_btn_command {</text:p>
      <text:p text:style-name="P5"><text:tab/>$log_txt = "Welcome Bro, use this software and become a Pro!\n";</text:p>
      <text:p text:style-name="P5"><text:tab/>$host = $ftp_gui_build::host_value-&gt;get;</text:p>
      <text:p text:style-name="P5"><text:tab/>my $username = $ftp_gui_build::user_value-&gt;get;</text:p>
      <text:p text:style-name="P5"><text:s text:c="3"/><text:tab/>my $password = $ftp_gui_build::pass_value-&gt;get;</text:p>
      <text:p text:style-name="P5"><text:tab/><text:tab/></text:p>
      <text:p text:style-name="P5"><text:tab/>if($ftp = Net::FTP-&gt;new($host, Debug =&gt; 0)){</text:p>
      <text:p text:style-name="P5"><text:tab/><text:tab/></text:p>
      <text:p text:style-name="P5"><text:tab/><text:tab/>$log_txt = $log_txt . "Connecting to $host...\n";</text:p>
      <text:p text:style-name="P5"><text:tab/><text:tab/>$ftp_gui_build::log_text-&gt;Contents($log_txt);</text:p>
      <text:p text:style-name="P5"><text:tab/><text:tab/></text:p>
      <text:p text:style-name="P5"><text:soft-page-break/><text:tab/> <text:s text:c="3"/><text:tab/></text:p>
      <text:p text:style-name="P5"><text:tab/>}else{</text:p>
      <text:p text:style-name="P5"><text:tab/><text:tab/>$log_txt = $log_txt . "Cannot connect to $host\n";</text:p>
      <text:p text:style-name="P5"><text:tab/><text:tab/>$ftp_gui_build::log_text-&gt;Contents($log_txt);</text:p>
      <text:p text:style-name="P5"><text:tab/><text:tab/>die "Cannot connect to $host\n";</text:p>
      <text:p text:style-name="P5"><text:tab/>}</text:p>
      <text:p text:style-name="P5"><text:tab/>if($ftp-&gt;login($username, $password)){</text:p>
      <text:p text:style-name="P5"><text:tab/><text:tab/>$log_txt = $log_txt . "Connected to $host\n";</text:p>
      <text:p text:style-name="P5"><text:tab/><text:tab/>$log_txt = $log_txt . "Listing Files and Directories...\n";</text:p>
      <text:p text:style-name="P5"><text:tab/><text:tab/>$ftp_gui_build::log_text-&gt;Contents($log_txt);</text:p>
      <text:p text:style-name="P5"><text:tab/><text:tab/>$ftp-&gt;binary or die "Cannot set mode to binary";</text:p>
      <text:p text:style-name="P5"><text:tab/><text:tab/>$, = "\n";</text:p>
      <text:p text:style-name="P5"><text:tab/><text:tab/>my @files = $ftp-&gt;ls;</text:p>
      <text:p text:style-name="P5"><text:tab/><text:tab/>my $list = "";</text:p>
      <text:p text:style-name="P5"><text:tab/><text:tab/>foreach my $name (@files){</text:p>
      <text:p text:style-name="P5"><text:tab/><text:tab/><text:tab/>$list = $list . $name . "\n";</text:p>
      <text:p text:style-name="P5"><text:tab/><text:tab/>} </text:p>
      <text:p text:style-name="P5"><text:tab/><text:tab/>$ftp_gui_build::files_list_text-&gt;Contents($list);</text:p>
      <text:p text:style-name="P5"/>
      <text:p text:style-name="P5"><text:tab/>}else{</text:p>
      <text:p text:style-name="P5"><text:tab/><text:tab/>$log_txt = $log_txt . "Cannot log $username in\n";</text:p>
      <text:p text:style-name="P5"><text:tab/><text:tab/>$ftp_gui_build::log_text-&gt;Contents($log_txt);</text:p>
      <text:p text:style-name="P5"><text:tab/><text:tab/>die "Cannot log $username in\n";</text:p>
      <text:p text:style-name="P5"><text:tab/>}</text:p>
      <text:p text:style-name="P5"/>
      <text:p text:style-name="P5"><text:tab/></text:p>
      <text:p text:style-name="P5">}</text:p>
      <text:p text:style-name="P5"/>
      <text:p text:style-name="P5"># cwd_btn_command --</text:p>
      <text:p text:style-name="P5">#</text:p>
      <text:p text:style-name="P5"># Callback to handle $cwd_btn widget option -command</text:p>
      <text:p text:style-name="P5">#</text:p>
      <text:p text:style-name="P5"># ARGS:</text:p>
      <text:p text:style-name="P5"># <text:s text:c="3"/>&lt;NONE&gt;</text:p>
      <text:p text:style-name="P5">#</text:p>
      <text:p text:style-name="P5">sub cwd_btn_command {</text:p>
      <text:p text:style-name="P5"><text:tab/>my $dir = $ftp_gui_build::file_value-&gt;get;</text:p>
      <text:p text:style-name="P5"><text:tab/>if($ftp-&gt;cwd($dir)){</text:p>
      <text:p text:style-name="P5"><text:tab/><text:tab/>$log_txt = $log_txt . "Changing working directory to $dir\n";</text:p>
      <text:p text:style-name="P5"><text:tab/><text:tab/>$log_txt = $log_txt . "Listing Files and Directories...\n";</text:p>
      <text:p text:style-name="P5"><text:tab/><text:tab/>$ftp_gui_build::log_text-&gt;Contents($log_txt);</text:p>
      <text:p text:style-name="P5"><text:tab/><text:tab/></text:p>
      <text:p text:style-name="P5"><text:tab/><text:tab/>my @files = $ftp-&gt;ls;</text:p>
      <text:p text:style-name="P5"><text:tab/><text:tab/>my $list = "";</text:p>
      <text:p text:style-name="P5"><text:tab/><text:tab/>foreach my $name (@files){</text:p>
      <text:p text:style-name="P5"><text:tab/><text:tab/><text:tab/>$list = $list . $name . "\n";</text:p>
      <text:p text:style-name="P5"><text:tab/><text:tab/>} </text:p>
      <text:p text:style-name="P5"><text:tab/><text:tab/>$ftp_gui_build::files_list_text-&gt;Contents($list);</text:p>
      <text:p text:style-name="P5"><text:tab/>}</text:p>
      <text:p text:style-name="P5"><text:tab/>else{ </text:p>
      <text:p text:style-name="P5"><text:tab/><text:tab/>$log_txt = $log_txt . "Cannot change working directory to $dir\n";</text:p>
      <text:p text:style-name="P5"><text:tab/><text:tab/>$ftp_gui_build::log_text-&gt;Contents($log_txt);</text:p>
      <text:p text:style-name="P5"><text:soft-page-break/><text:tab/><text:tab/>die "Cannot change working directory to $dir\n";</text:p>
      <text:p text:style-name="P5"><text:tab/>}</text:p>
      <text:p text:style-name="P5"><text:tab/></text:p>
      <text:p text:style-name="P5">}</text:p>
      <text:p text:style-name="P5"/>
      <text:p text:style-name="P5"># download_btn_command --</text:p>
      <text:p text:style-name="P5">#</text:p>
      <text:p text:style-name="P5"># Callback to handle $download_btn widget option -command</text:p>
      <text:p text:style-name="P5">#</text:p>
      <text:p text:style-name="P5"># ARGS:</text:p>
      <text:p text:style-name="P5"># <text:s text:c="3"/>&lt;NONE&gt;</text:p>
      <text:p text:style-name="P5">#</text:p>
      <text:p text:style-name="P5">sub download_btn_command {</text:p>
      <text:p text:style-name="P5"><text:tab/>my $file = $ftp_gui_build::file_value-&gt;get;</text:p>
      <text:p text:style-name="P5"><text:tab/>if($ftp-&gt;get($file)){</text:p>
      <text:p text:style-name="P5"><text:tab/><text:tab/>$log_txt = $log_txt . "Downloading '$file'...\n";</text:p>
      <text:p text:style-name="P5"><text:tab/><text:tab/>$ftp_gui_build::log_text-&gt;Contents($log_txt);</text:p>
      <text:p text:style-name="P5"><text:tab/><text:tab/>my $path = './'.$file;</text:p>
      <text:p text:style-name="P5"><text:tab/><text:tab/>while(!-f $path){</text:p>
      <text:p text:style-name="P5"><text:tab/><text:tab/><text:tab/></text:p>
      <text:p text:style-name="P5"><text:tab/><text:tab/>}</text:p>
      <text:p text:style-name="P5"><text:tab/><text:tab/>$log_txt = $log_txt . "'$file' downloaded...\n";</text:p>
      <text:p text:style-name="P5"><text:tab/><text:tab/>$ftp_gui_build::log_text-&gt;Contents($log_txt);</text:p>
      <text:p text:style-name="P5"><text:tab/>}</text:p>
      <text:p text:style-name="P5"><text:tab/>else{</text:p>
      <text:p text:style-name="P5"><text:tab/><text:tab/>$log_txt = $log_txt . "Cannot download '$file'...\n";</text:p>
      <text:p text:style-name="P5"><text:tab/><text:tab/>$ftp_gui_build::log_text-&gt;Contents($log_txt);</text:p>
      <text:p text:style-name="P5"><text:tab/><text:tab/>die $ftp-&gt;message;</text:p>
      <text:p text:style-name="P5"><text:tab/>}</text:p>
      <text:p text:style-name="P5">}</text:p>
      <text:p text:style-name="P5"/>
      <text:p text:style-name="P5"># files_list_text_xscrollcommand --</text:p>
      <text:p text:style-name="P5">#</text:p>
      <text:p text:style-name="P5"># Callback to handle $files_list_text widget option -xscrollcommand</text:p>
      <text:p text:style-name="P5">#</text:p>
      <text:p text:style-name="P5"># ARGS:</text:p>
      <text:p text:style-name="P5"># <text:s text:c="3"/>&lt;NONE&gt;</text:p>
      <text:p text:style-name="P5">#</text:p>
      <text:p text:style-name="P5">sub files_list_text_xscrollcommand {}</text:p>
      <text:p text:style-name="P5"/>
      <text:p text:style-name="P5"># files_list_text_yscrollcommand --</text:p>
      <text:p text:style-name="P5">#</text:p>
      <text:p text:style-name="P5"># Callback to handle $files_list_text widget option -yscrollcommand</text:p>
      <text:p text:style-name="P5">#</text:p>
      <text:p text:style-name="P5"># ARGS:</text:p>
      <text:p text:style-name="P5"># <text:s text:c="3"/>&lt;NONE&gt;</text:p>
      <text:p text:style-name="P5">#</text:p>
      <text:p text:style-name="P5">sub files_list_text_yscrollcommand {}</text:p>
      <text:p text:style-name="P5"/>
      <text:p text:style-name="P5"># host_value_invalidcommand --</text:p>
      <text:p text:style-name="P5">#</text:p>
      <text:p text:style-name="P5"># Callback to handle $host_value widget option -invalidcommand</text:p>
      <text:p text:style-name="P5"><text:soft-page-break/>#</text:p>
      <text:p text:style-name="P5"># ARGS:</text:p>
      <text:p text:style-name="P5"># <text:s text:c="3"/>&lt;NONE&gt;</text:p>
      <text:p text:style-name="P5">#</text:p>
      <text:p text:style-name="P5">sub host_value_invalidcommand {}</text:p>
      <text:p text:style-name="P5"/>
      <text:p text:style-name="P5"># host_value_validatecommand --</text:p>
      <text:p text:style-name="P5">#</text:p>
      <text:p text:style-name="P5"># Callback to handle $host_value widget option -validatecommand</text:p>
      <text:p text:style-name="P5">#</text:p>
      <text:p text:style-name="P5"># ARGS:</text:p>
      <text:p text:style-name="P5"># <text:s text:c="3"/>&lt;NONE&gt;</text:p>
      <text:p text:style-name="P5">#</text:p>
      <text:p text:style-name="P5">sub host_value_validatecommand {}</text:p>
      <text:p text:style-name="P5"/>
      <text:p text:style-name="P5"># host_value_xscrollcommand --</text:p>
      <text:p text:style-name="P5">#</text:p>
      <text:p text:style-name="P5"># Callback to handle $host_value widget option -xscrollcommand</text:p>
      <text:p text:style-name="P5">#</text:p>
      <text:p text:style-name="P5"># ARGS:</text:p>
      <text:p text:style-name="P5"># <text:s text:c="3"/>&lt;NONE&gt;</text:p>
      <text:p text:style-name="P5">#</text:p>
      <text:p text:style-name="P5">sub host_value_xscrollcommand {}</text:p>
      <text:p text:style-name="P5"/>
      <text:p text:style-name="P5"># log_text_xscrollcommand --</text:p>
      <text:p text:style-name="P5">#</text:p>
      <text:p text:style-name="P5"># Callback to handle $log_text widget option -xscrollcommand</text:p>
      <text:p text:style-name="P5">#</text:p>
      <text:p text:style-name="P5"># ARGS:</text:p>
      <text:p text:style-name="P5"># <text:s text:c="3"/>&lt;NONE&gt;</text:p>
      <text:p text:style-name="P5">#</text:p>
      <text:p text:style-name="P5">sub log_text_xscrollcommand {}</text:p>
      <text:p text:style-name="P5"/>
      <text:p text:style-name="P5"># log_text_yscrollcommand --</text:p>
      <text:p text:style-name="P5">#</text:p>
      <text:p text:style-name="P5"># Callback to handle $log_text widget option -yscrollcommand</text:p>
      <text:p text:style-name="P5">#</text:p>
      <text:p text:style-name="P5"># ARGS:</text:p>
      <text:p text:style-name="P5"># <text:s text:c="3"/>&lt;NONE&gt;</text:p>
      <text:p text:style-name="P5">#</text:p>
      <text:p text:style-name="P5">sub log_text_yscrollcommand {}</text:p>
      <text:p text:style-name="P5"/>
      <text:p text:style-name="P5"># pass_value_invalidcommand --</text:p>
      <text:p text:style-name="P5">#</text:p>
      <text:p text:style-name="P5"># Callback to handle $pass_value widget option -invalidcommand</text:p>
      <text:p text:style-name="P5">#</text:p>
      <text:p text:style-name="P5"># ARGS:</text:p>
      <text:p text:style-name="P5"># <text:s text:c="3"/>&lt;NONE&gt;</text:p>
      <text:p text:style-name="P5">#</text:p>
      <text:p text:style-name="P5">sub pass_value_invalidcommand {}</text:p>
      <text:p text:style-name="P5"/>
      <text:p text:style-name="P5"># pass_value_validatecommand --</text:p>
      <text:p text:style-name="P5"><text:soft-page-break/>#</text:p>
      <text:p text:style-name="P5"># Callback to handle $pass_value widget option -validatecommand</text:p>
      <text:p text:style-name="P5">#</text:p>
      <text:p text:style-name="P5"># ARGS:</text:p>
      <text:p text:style-name="P5"># <text:s text:c="3"/>&lt;NONE&gt;</text:p>
      <text:p text:style-name="P5">#</text:p>
      <text:p text:style-name="P5">sub pass_value_validatecommand {}</text:p>
      <text:p text:style-name="P5"/>
      <text:p text:style-name="P5"># pass_value_xscrollcommand --</text:p>
      <text:p text:style-name="P5">#</text:p>
      <text:p text:style-name="P5"># Callback to handle $pass_value widget option -xscrollcommand</text:p>
      <text:p text:style-name="P5">#</text:p>
      <text:p text:style-name="P5"># ARGS:</text:p>
      <text:p text:style-name="P5"># <text:s text:c="3"/>&lt;NONE&gt;</text:p>
      <text:p text:style-name="P5">#</text:p>
      <text:p text:style-name="P5">sub pass_value_xscrollcommand {}</text:p>
      <text:p text:style-name="P5"/>
      <text:p text:style-name="P5"># upload_btn_command --</text:p>
      <text:p text:style-name="P5">#</text:p>
      <text:p text:style-name="P5"># Callback to handle $upload_btn widget option -command</text:p>
      <text:p text:style-name="P5">#</text:p>
      <text:p text:style-name="P5"># ARGS:</text:p>
      <text:p text:style-name="P5"># <text:s text:c="3"/>&lt;NONE&gt;</text:p>
      <text:p text:style-name="P5">#</text:p>
      <text:p text:style-name="P5">sub upload_btn_command {</text:p>
      <text:p text:style-name="P5"><text:tab/></text:p>
      <text:p text:style-name="P5"><text:tab/>my $BYTES_PER_HASH = 1024;</text:p>
      <text:p text:style-name="P5"><text:tab/>my $file = $ftp_gui_build::file_value-&gt;get;</text:p>
      <text:p text:style-name="P5"><text:tab/>if($ftp-&gt;put($file)){</text:p>
      <text:p text:style-name="P5"><text:tab/><text:tab/>$log_txt = $log_txt . "Uploading '$file' to the server...\n";</text:p>
      <text:p text:style-name="P5"><text:tab/><text:tab/>$ftp_gui_build::log_text-&gt;Contents($log_txt);</text:p>
      <text:p text:style-name="P5"><text:tab/><text:tab/>my $ssh = "/usr/bin/ssh";</text:p>
      <text:p text:style-name="P5"><text:tab/><text:tab/>my $test = "/usr/bin/test";</text:p>
      <text:p text:style-name="P5"><text:tab/><text:tab/>system $ssh, $host, $test, "-e -o UserKnownHostsFile=/dev/null -o StrictHostKeyChecking=no", $file;</text:p>
      <text:p text:style-name="P5"><text:tab/><text:tab/>my $rc = $? &gt;&gt; 8;</text:p>
      <text:p text:style-name="P5"><text:tab/><text:tab/>while(!$rc){</text:p>
      <text:p text:style-name="P5"><text:tab/><text:tab/><text:tab/>system $ssh, $host, $test, "-e", $file;</text:p>
      <text:p text:style-name="P5"><text:tab/><text:tab/><text:tab/>$rc = $? &gt;&gt; 8;</text:p>
      <text:p text:style-name="P5"><text:tab/><text:tab/>}</text:p>
      <text:p text:style-name="P5"><text:tab/><text:tab/>$log_txt = $log_txt . "'$file' uploaded to the server...\n";</text:p>
      <text:p text:style-name="P5"><text:tab/><text:tab/>$ftp_gui_build::log_text-&gt;Contents($log_txt);</text:p>
      <text:p text:style-name="P5"><text:tab/><text:tab/>my @files = $ftp-&gt;ls;</text:p>
      <text:p text:style-name="P5"><text:tab/><text:tab/>my $list = "";</text:p>
      <text:p text:style-name="P5"><text:tab/><text:tab/>foreach my $name (@files){</text:p>
      <text:p text:style-name="P5"><text:tab/><text:tab/><text:tab/>$list = $list . $name . "\n";</text:p>
      <text:p text:style-name="P5"><text:tab/><text:tab/>} </text:p>
      <text:p text:style-name="P5"><text:tab/><text:tab/>$ftp_gui_build::files_list_text-&gt;Contents($list);</text:p>
      <text:p text:style-name="P5"><text:tab/>}</text:p>
      <text:p text:style-name="P5"><text:tab/>else{</text:p>
      <text:p text:style-name="P5"><text:tab/><text:tab/>$log_txt = $log_txt . "Cannot upload '$file' to the server...\n";</text:p>
      <text:p text:style-name="P5"><text:tab/><text:tab/>$ftp_gui_build::log_text-&gt;Contents($log_txt);</text:p>
      <text:p text:style-name="P5"><text:soft-page-break/><text:tab/><text:tab/>die $ftp-&gt;message;</text:p>
      <text:p text:style-name="P5"><text:tab/>}</text:p>
      <text:p text:style-name="P5">}</text:p>
      <text:p text:style-name="P5"/>
      <text:p text:style-name="P5"># user_value_invalidcommand --</text:p>
      <text:p text:style-name="P5">#</text:p>
      <text:p text:style-name="P5"># Callback to handle $user_value widget option -invalidcommand</text:p>
      <text:p text:style-name="P5">#</text:p>
      <text:p text:style-name="P5"># ARGS:</text:p>
      <text:p text:style-name="P5"># <text:s text:c="3"/>&lt;NONE&gt;</text:p>
      <text:p text:style-name="P5">#</text:p>
      <text:p text:style-name="P5">sub user_value_invalidcommand {}</text:p>
      <text:p text:style-name="P5"/>
      <text:p text:style-name="P5"># user_value_validatecommand --</text:p>
      <text:p text:style-name="P5">#</text:p>
      <text:p text:style-name="P5"># Callback to handle $user_value widget option -validatecommand</text:p>
      <text:p text:style-name="P5">#</text:p>
      <text:p text:style-name="P5"># ARGS:</text:p>
      <text:p text:style-name="P5"># <text:s text:c="3"/>&lt;NONE&gt;</text:p>
      <text:p text:style-name="P5">#</text:p>
      <text:p text:style-name="P5">sub user_value_validatecommand {}</text:p>
      <text:p text:style-name="P5"/>
      <text:p text:style-name="P5"># user_value_xscrollcommand --</text:p>
      <text:p text:style-name="P5">#</text:p>
      <text:p text:style-name="P5"># Callback to handle $user_value widget option -xscrollcommand</text:p>
      <text:p text:style-name="P5">#</text:p>
      <text:p text:style-name="P5"># ARGS:</text:p>
      <text:p text:style-name="P5"># <text:s text:c="3"/>&lt;NONE&gt;</text:p>
      <text:p text:style-name="P5">#</text:p>
      <text:p text:style-name="P5">sub user_value_xscrollcommand {}</text:p>
      <text:p text:style-name="P5"/>
      <text:p text:style-name="P5"># _text_2_xscrollcommand --</text:p>
      <text:p text:style-name="P5">#</text:p>
      <text:p text:style-name="P5"># Legacy command found in callback code. Add user comments inside body.</text:p>
      <text:p text:style-name="P5">#</text:p>
      <text:p text:style-name="P5"># ARGS:</text:p>
      <text:p text:style-name="P5"># <text:s text:c="3"/>&lt;NONE&gt;</text:p>
      <text:p text:style-name="P5">#</text:p>
      <text:p text:style-name="P5">sub _text_2_xscrollcommand {}</text:p>
      <text:p text:style-name="P5"/>
      <text:p text:style-name="P5"># _text_2_yscrollcommand --</text:p>
      <text:p text:style-name="P5">#</text:p>
      <text:p text:style-name="P5"># Legacy command found in callback code. Add user comments inside body.</text:p>
      <text:p text:style-name="P5">#</text:p>
      <text:p text:style-name="P5"># ARGS:</text:p>
      <text:p text:style-name="P5"># <text:s text:c="3"/>&lt;NONE&gt;</text:p>
      <text:p text:style-name="P5">#</text:p>
      <text:p text:style-name="P5">sub _text_2_yscrollcommand {}</text:p>
      <text:p text:style-name="P5"/>
      <text:p text:style-name="P5"># END CALLBACK CODE</text:p>
      <text:p text:style-name="P5"/>
      <text:p text:style-name="P5"># Standalone Code Initialization - DO NOT EDIT</text:p>
      <text:p text:style-name="P5"><text:soft-page-break/>#</text:p>
      <text:p text:style-name="P5">ftp_gui_build::userinit() if defined &amp;ftp_gui_build::userinit;</text:p>
      <text:p text:style-name="P5"/>
      <text:p text:style-name="P5">our $top = MainWindow-&gt;new();</text:p>
      <text:p text:style-name="P5">$top-&gt;title("FTP Client");</text:p>
      <text:p text:style-name="P5">ftp_gui_build::ui($top);</text:p>
      <text:p text:style-name="P5"/>
      <text:p text:style-name="P5">ftp_gui_build::run() if defined &amp;ftp_gui_build::run;</text:p>
      <text:p text:style-name="P5"/>
      <text:p text:style-name="P5">Tk::MainLoop();</text:p>
      <text:p text:style-name="P5"/>
      <text:p text:style-name="P5">1;</text:p>
      <text:p text:style-name="P5"/>
      <text:p text:style-name="P5"/>
      <text:p text:style-name="P5"/>
      <text:p text:style-name="P3">ftp_gui_build_ui.pm</text:p>
      <text:p text:style-name="P3"/>
      <text:p text:style-name="P5"># ftp_gui_build_ui.pm --</text:p>
      <text:p text:style-name="P5">#</text:p>
      <text:p text:style-name="P5"># UI generated by GUI Builder Build 146 on 2016-09-11 18:31:45 from:</text:p>
      <text:p text:style-name="P5"># <text:s text:c="3"/>/home/harshil/osdl/perl/ftp_gui_build.ui</text:p>
      <text:p text:style-name="P5"># THIS IS AN AUTOGENERATED FILE AND SHOULD NOT BE EDITED.</text:p>
      <text:p text:style-name="P5"># The associated callback file should be modified instead.</text:p>
      <text:p text:style-name="P5">#</text:p>
      <text:p text:style-name="P5"/>
      <text:p text:style-name="P5"># Declare the package for this dialog</text:p>
      <text:p text:style-name="P5">package ftp_gui_build;</text:p>
      <text:p text:style-name="P5"/>
      <text:p text:style-name="P5">use Tk;</text:p>
      <text:p text:style-name="P5">use Tk::Menu;</text:p>
      <text:p text:style-name="P5"/>
      <text:p text:style-name="P5"># ftp_gui_build::ui --</text:p>
      <text:p text:style-name="P5">#</text:p>
      <text:p text:style-name="P5"># ARGS:</text:p>
      <text:p text:style-name="P5"># <text:s text:c="2"/>root <text:s text:c="4"/>the parent window for this form</text:p>
      <text:p text:style-name="P5">#</text:p>
      <text:p text:style-name="P5">sub ftp_gui_build::ui {</text:p>
      <text:p text:style-name="P5"><text:s text:c="4"/>our($root) = @_;</text:p>
      <text:p text:style-name="P5"/>
      <text:p text:style-name="P5"/>
      <text:p text:style-name="P5"><text:s text:c="4"/># Widget Initialization</text:p>
      <text:p text:style-name="P5"><text:s text:c="4"/>our($host_label) = $root-&gt;Label(</text:p>
      <text:p text:style-name="P5"><text:tab/>-text =&gt; "Host:",</text:p>
      <text:p text:style-name="P5"><text:s text:c="4"/>);</text:p>
      <text:p text:style-name="P5"><text:s text:c="4"/>our($host_value) = $root-&gt;Entry(</text:p>
      <text:p text:style-name="P5"><text:tab/>-background =&gt; "#ffffff",</text:p>
      <text:p text:style-name="P5"><text:tab/>-width =&gt; 0,</text:p>
      <text:p text:style-name="P5"><text:s text:c="4"/>);</text:p>
      <text:p text:style-name="P5"><text:s text:c="4"/>our($user_label) = $root-&gt;Label(</text:p>
      <text:p text:style-name="P5"><text:tab/>-text =&gt; "Username:",</text:p>
      <text:p text:style-name="P5"><text:s text:c="4"/>);</text:p>
      <text:p text:style-name="P5"><text:s text:c="4"/>our($user_value) = $root-&gt;Entry(</text:p>
      <text:p text:style-name="P5"><text:soft-page-break/><text:tab/>-background =&gt; "#ffffff",</text:p>
      <text:p text:style-name="P5"><text:tab/>-width =&gt; 0,</text:p>
      <text:p text:style-name="P5"><text:s text:c="4"/>);</text:p>
      <text:p text:style-name="P5"><text:s text:c="4"/>our($pass_label) = $root-&gt;Label(</text:p>
      <text:p text:style-name="P5"><text:tab/>-text =&gt; "Password:",</text:p>
      <text:p text:style-name="P5"><text:s text:c="4"/>);</text:p>
      <text:p text:style-name="P5"><text:s text:c="4"/>our($pass_value) = $root-&gt;Entry(</text:p>
      <text:p text:style-name="P5"><text:tab/>-background =&gt; "#ffffff",</text:p>
      <text:p text:style-name="P5"><text:tab/>-show =&gt; "*",</text:p>
      <text:p text:style-name="P5"><text:tab/>-width =&gt; 0,</text:p>
      <text:p text:style-name="P5"><text:s text:c="4"/>);</text:p>
      <text:p text:style-name="P5"><text:s text:c="4"/>our($connect_btn) = $root-&gt;Button(</text:p>
      <text:p text:style-name="P5"><text:tab/>-background =&gt; "#cccccc",</text:p>
      <text:p text:style-name="P5"><text:tab/>-text =&gt; "Connect",</text:p>
      <text:p text:style-name="P5"><text:s text:c="4"/>);</text:p>
      <text:p text:style-name="P5"><text:s text:c="4"/>our($cwd_btn) = $root-&gt;Button(</text:p>
      <text:p text:style-name="P5"><text:tab/>-text =&gt; "Change directory",</text:p>
      <text:p text:style-name="P5"><text:s text:c="4"/>);</text:p>
      <text:p text:style-name="P5"><text:s text:c="4"/>our($download_btn) = $root-&gt;Button(</text:p>
      <text:p text:style-name="P5"><text:tab/>-text =&gt; "Download",</text:p>
      <text:p text:style-name="P5"><text:s text:c="4"/>);</text:p>
      <text:p text:style-name="P5"><text:s text:c="4"/>our($upload_btn) = $root-&gt;Button(</text:p>
      <text:p text:style-name="P5"><text:tab/>-text =&gt; "Upload",</text:p>
      <text:p text:style-name="P5"><text:s text:c="4"/>);</text:p>
      <text:p text:style-name="P5"><text:s text:c="4"/>our($log_text) = $root-&gt;Text(</text:p>
      <text:p text:style-name="P5"><text:tab/>-background =&gt; "#ffffff",</text:p>
      <text:p text:style-name="P5"><text:tab/>-height =&gt; 0,</text:p>
      <text:p text:style-name="P5"><text:tab/>-takefocus =&gt; 1,</text:p>
      <text:p text:style-name="P5"><text:tab/>-width =&gt; 0,</text:p>
      <text:p text:style-name="P5"><text:s text:c="4"/>);</text:p>
      <text:p text:style-name="P5"><text:s text:c="4"/>our($files_list_text) = $root-&gt;Text(</text:p>
      <text:p text:style-name="P5"><text:tab/>-background =&gt; "#ffffff",</text:p>
      <text:p text:style-name="P5"><text:tab/>-height =&gt; 0,</text:p>
      <text:p text:style-name="P5"><text:tab/>-takefocus =&gt; 1,</text:p>
      <text:p text:style-name="P5"><text:tab/>-width =&gt; 0,</text:p>
      <text:p text:style-name="P5"><text:s text:c="4"/>);</text:p>
      <text:p text:style-name="P5"><text:s text:c="4"/>our($fd_label) = $root-&gt;Label(</text:p>
      <text:p text:style-name="P5"><text:tab/>-text =&gt; "Files and Directories",</text:p>
      <text:p text:style-name="P5"><text:s text:c="4"/>);</text:p>
      <text:p text:style-name="P5"><text:s text:c="4"/>our($file_value) = $root-&gt;Entry(</text:p>
      <text:p text:style-name="P5"><text:tab/>-background =&gt; "#ffffff",</text:p>
      <text:p text:style-name="P5"><text:tab/>-width =&gt; 0,</text:p>
      <text:p text:style-name="P5"><text:s text:c="4"/>);</text:p>
      <text:p text:style-name="P5"/>
      <text:p text:style-name="P5"><text:s text:c="4"/># widget commands</text:p>
      <text:p text:style-name="P5"/>
      <text:p text:style-name="P5"><text:s text:c="4"/>$host_value-&gt;configure(</text:p>
      <text:p text:style-name="P5"><text:tab/>-invalidcommand =&gt; \&amp;host_value_invalidcommand</text:p>
      <text:p text:style-name="P5"><text:s text:c="4"/>);</text:p>
      <text:p text:style-name="P5"><text:s text:c="4"/>$host_value-&gt;configure(</text:p>
      <text:p text:style-name="P5"><text:tab/>-validatecommand =&gt; \&amp;host_value_validatecommand</text:p>
      <text:p text:style-name="P5"><text:s text:c="4"/>);</text:p>
      <text:p text:style-name="P5"><text:soft-page-break/><text:s text:c="4"/>$host_value-&gt;configure(</text:p>
      <text:p text:style-name="P5"><text:tab/>-xscrollcommand =&gt; \&amp;host_value_xscrollcommand</text:p>
      <text:p text:style-name="P5"><text:s text:c="4"/>);</text:p>
      <text:p text:style-name="P5"><text:s text:c="4"/>$user_value-&gt;configure(</text:p>
      <text:p text:style-name="P5"><text:tab/>-invalidcommand =&gt; \&amp;user_value_invalidcommand</text:p>
      <text:p text:style-name="P5"><text:s text:c="4"/>);</text:p>
      <text:p text:style-name="P5"><text:s text:c="4"/>$user_value-&gt;configure(</text:p>
      <text:p text:style-name="P5"><text:tab/>-validatecommand =&gt; \&amp;user_value_validatecommand</text:p>
      <text:p text:style-name="P5"><text:s text:c="4"/>);</text:p>
      <text:p text:style-name="P5"><text:s text:c="4"/>$user_value-&gt;configure(</text:p>
      <text:p text:style-name="P5"><text:tab/>-xscrollcommand =&gt; \&amp;user_value_xscrollcommand</text:p>
      <text:p text:style-name="P5"><text:s text:c="4"/>);</text:p>
      <text:p text:style-name="P5"><text:s text:c="4"/>$pass_value-&gt;configure(</text:p>
      <text:p text:style-name="P5"><text:tab/>-invalidcommand =&gt; \&amp;pass_value_invalidcommand</text:p>
      <text:p text:style-name="P5"><text:s text:c="4"/>);</text:p>
      <text:p text:style-name="P5"><text:s text:c="4"/>$pass_value-&gt;configure(</text:p>
      <text:p text:style-name="P5"><text:tab/>-validatecommand =&gt; \&amp;pass_value_validatecommand</text:p>
      <text:p text:style-name="P5"><text:s text:c="4"/>);</text:p>
      <text:p text:style-name="P5"><text:s text:c="4"/>$pass_value-&gt;configure(</text:p>
      <text:p text:style-name="P5"><text:tab/>-xscrollcommand =&gt; \&amp;pass_value_xscrollcommand</text:p>
      <text:p text:style-name="P5"><text:s text:c="4"/>);</text:p>
      <text:p text:style-name="P5"><text:s text:c="4"/>$connect_btn-&gt;configure(</text:p>
      <text:p text:style-name="P5"><text:tab/>-command =&gt; \&amp;connect_btn_command</text:p>
      <text:p text:style-name="P5"><text:s text:c="4"/>);</text:p>
      <text:p text:style-name="P5"><text:s text:c="4"/>$cwd_btn-&gt;configure(</text:p>
      <text:p text:style-name="P5"><text:tab/>-command =&gt; \&amp;cwd_btn_command</text:p>
      <text:p text:style-name="P5"><text:s text:c="4"/>);</text:p>
      <text:p text:style-name="P5"><text:s text:c="4"/>$download_btn-&gt;configure(</text:p>
      <text:p text:style-name="P5"><text:tab/>-command =&gt; \&amp;download_btn_command</text:p>
      <text:p text:style-name="P5"><text:s text:c="4"/>);</text:p>
      <text:p text:style-name="P5"><text:s text:c="4"/>$upload_btn-&gt;configure(</text:p>
      <text:p text:style-name="P5"><text:tab/>-command =&gt; \&amp;upload_btn_command</text:p>
      <text:p text:style-name="P5"><text:s text:c="4"/>);</text:p>
      <text:p text:style-name="P5"><text:s text:c="4"/>$log_text-&gt;configure(</text:p>
      <text:p text:style-name="P5"><text:tab/>-xscrollcommand =&gt; \&amp;log_text_xscrollcommand</text:p>
      <text:p text:style-name="P5"><text:s text:c="4"/>);</text:p>
      <text:p text:style-name="P5"><text:s text:c="4"/>$log_text-&gt;configure(</text:p>
      <text:p text:style-name="P5"><text:tab/>-yscrollcommand =&gt; \&amp;log_text_yscrollcommand</text:p>
      <text:p text:style-name="P5"><text:s text:c="4"/>);</text:p>
      <text:p text:style-name="P5"><text:s text:c="4"/>$files_list_text-&gt;configure(</text:p>
      <text:p text:style-name="P5"><text:tab/>-xscrollcommand =&gt; \&amp;files_list_text_xscrollcommand</text:p>
      <text:p text:style-name="P5"><text:s text:c="4"/>);</text:p>
      <text:p text:style-name="P5"><text:s text:c="4"/>$files_list_text-&gt;configure(</text:p>
      <text:p text:style-name="P5"><text:tab/>-yscrollcommand =&gt; \&amp;files_list_text_yscrollcommand</text:p>
      <text:p text:style-name="P5"><text:s text:c="4"/>);</text:p>
      <text:p text:style-name="P5"><text:s text:c="4"/>$file_value-&gt;configure(</text:p>
      <text:p text:style-name="P5"><text:tab/>-invalidcommand =&gt; \&amp;file_value_invalidcommand</text:p>
      <text:p text:style-name="P5"><text:s text:c="4"/>);</text:p>
      <text:p text:style-name="P5"><text:s text:c="4"/>$file_value-&gt;configure(</text:p>
      <text:p text:style-name="P5"><text:tab/>-validatecommand =&gt; \&amp;file_value_validatecommand</text:p>
      <text:p text:style-name="P5"><text:s text:c="4"/>);</text:p>
      <text:p text:style-name="P5"><text:s text:c="4"/>$file_value-&gt;configure(</text:p>
      <text:p text:style-name="P5"><text:soft-page-break/><text:tab/>-xscrollcommand =&gt; \&amp;file_value_xscrollcommand</text:p>
      <text:p text:style-name="P5"><text:s text:c="4"/>);</text:p>
      <text:p text:style-name="P5"/>
      <text:p text:style-name="P5"/>
      <text:p text:style-name="P5"><text:s text:c="4"/># Geometry Management</text:p>
      <text:p text:style-name="P5"><text:s text:c="4"/>$host_label-&gt;grid(</text:p>
      <text:p text:style-name="P5"><text:tab/>-in <text:s text:c="4"/>=&gt; $root,</text:p>
      <text:p text:style-name="P5"><text:tab/>-column =&gt; 1,</text:p>
      <text:p text:style-name="P5"><text:tab/>-row <text:s text:c="3"/>=&gt; 1,</text:p>
      <text:p text:style-name="P5"><text:tab/>-columnspan =&gt; 1,</text:p>
      <text:p text:style-name="P5"><text:tab/>-ipadx =&gt; 0,</text:p>
      <text:p text:style-name="P5"><text:tab/>-ipady =&gt; 0,</text:p>
      <text:p text:style-name="P5"><text:tab/>-padx =&gt; 0,</text:p>
      <text:p text:style-name="P5"><text:tab/>-pady =&gt; 0,</text:p>
      <text:p text:style-name="P5"><text:tab/>-rowspan =&gt; 1,</text:p>
      <text:p text:style-name="P5"><text:tab/>-sticky =&gt; ""</text:p>
      <text:p text:style-name="P5"><text:s text:c="4"/>);</text:p>
      <text:p text:style-name="P5"><text:s text:c="4"/>$host_value-&gt;grid(</text:p>
      <text:p text:style-name="P5"><text:tab/>-in <text:s text:c="4"/>=&gt; $root,</text:p>
      <text:p text:style-name="P5"><text:tab/>-column =&gt; 2,</text:p>
      <text:p text:style-name="P5"><text:tab/>-row <text:s text:c="3"/>=&gt; 1,</text:p>
      <text:p text:style-name="P5"><text:tab/>-columnspan =&gt; 1,</text:p>
      <text:p text:style-name="P5"><text:tab/>-ipadx =&gt; 0,</text:p>
      <text:p text:style-name="P5"><text:tab/>-ipady =&gt; 0,</text:p>
      <text:p text:style-name="P5"><text:tab/>-padx =&gt; 0,</text:p>
      <text:p text:style-name="P5"><text:tab/>-pady =&gt; 0,</text:p>
      <text:p text:style-name="P5"><text:tab/>-rowspan =&gt; 1,</text:p>
      <text:p text:style-name="P5"><text:tab/>-sticky =&gt; "ew"</text:p>
      <text:p text:style-name="P5"><text:s text:c="4"/>);</text:p>
      <text:p text:style-name="P5"><text:s text:c="4"/>$user_label-&gt;grid(</text:p>
      <text:p text:style-name="P5"><text:tab/>-in <text:s text:c="4"/>=&gt; $root,</text:p>
      <text:p text:style-name="P5"><text:tab/>-column =&gt; 1,</text:p>
      <text:p text:style-name="P5"><text:tab/>-row <text:s text:c="3"/>=&gt; 2,</text:p>
      <text:p text:style-name="P5"><text:tab/>-columnspan =&gt; 1,</text:p>
      <text:p text:style-name="P5"><text:tab/>-ipadx =&gt; 0,</text:p>
      <text:p text:style-name="P5"><text:tab/>-ipady =&gt; 0,</text:p>
      <text:p text:style-name="P5"><text:tab/>-padx =&gt; 0,</text:p>
      <text:p text:style-name="P5"><text:tab/>-pady =&gt; 0,</text:p>
      <text:p text:style-name="P5"><text:tab/>-rowspan =&gt; 1,</text:p>
      <text:p text:style-name="P5"><text:tab/>-sticky =&gt; ""</text:p>
      <text:p text:style-name="P5"><text:s text:c="4"/>);</text:p>
      <text:p text:style-name="P5"><text:s text:c="4"/>$user_value-&gt;grid(</text:p>
      <text:p text:style-name="P5"><text:tab/>-in <text:s text:c="4"/>=&gt; $root,</text:p>
      <text:p text:style-name="P5"><text:tab/>-column =&gt; 2,</text:p>
      <text:p text:style-name="P5"><text:tab/>-row <text:s text:c="3"/>=&gt; 2,</text:p>
      <text:p text:style-name="P5"><text:tab/>-columnspan =&gt; 1,</text:p>
      <text:p text:style-name="P5"><text:tab/>-ipadx =&gt; 0,</text:p>
      <text:p text:style-name="P5"><text:tab/>-ipady =&gt; 0,</text:p>
      <text:p text:style-name="P5"><text:tab/>-padx =&gt; 0,</text:p>
      <text:p text:style-name="P5"><text:tab/>-pady =&gt; 0,</text:p>
      <text:p text:style-name="P5"><text:tab/>-rowspan =&gt; 1,</text:p>
      <text:p text:style-name="P5"><text:tab/>-sticky =&gt; "ew"</text:p>
      <text:p text:style-name="P5"><text:soft-page-break/><text:s text:c="4"/>);</text:p>
      <text:p text:style-name="P5"><text:s text:c="4"/>$pass_label-&gt;grid(</text:p>
      <text:p text:style-name="P5"><text:tab/>-in <text:s text:c="4"/>=&gt; $root,</text:p>
      <text:p text:style-name="P5"><text:tab/>-column =&gt; 1,</text:p>
      <text:p text:style-name="P5"><text:tab/>-row <text:s text:c="3"/>=&gt; 3,</text:p>
      <text:p text:style-name="P5"><text:tab/>-columnspan =&gt; 1,</text:p>
      <text:p text:style-name="P5"><text:tab/>-ipadx =&gt; 0,</text:p>
      <text:p text:style-name="P5"><text:tab/>-ipady =&gt; 0,</text:p>
      <text:p text:style-name="P5"><text:tab/>-padx =&gt; 0,</text:p>
      <text:p text:style-name="P5"><text:tab/>-pady =&gt; 0,</text:p>
      <text:p text:style-name="P5"><text:tab/>-rowspan =&gt; 1,</text:p>
      <text:p text:style-name="P5"><text:tab/>-sticky =&gt; ""</text:p>
      <text:p text:style-name="P5"><text:s text:c="4"/>);</text:p>
      <text:p text:style-name="P5"><text:s text:c="4"/>$pass_value-&gt;grid(</text:p>
      <text:p text:style-name="P5"><text:tab/>-in <text:s text:c="4"/>=&gt; $root,</text:p>
      <text:p text:style-name="P5"><text:tab/>-column =&gt; 2,</text:p>
      <text:p text:style-name="P5"><text:tab/>-row <text:s text:c="3"/>=&gt; 3,</text:p>
      <text:p text:style-name="P5"><text:tab/>-columnspan =&gt; 1,</text:p>
      <text:p text:style-name="P5"><text:tab/>-ipadx =&gt; 0,</text:p>
      <text:p text:style-name="P5"><text:tab/>-ipady =&gt; 0,</text:p>
      <text:p text:style-name="P5"><text:tab/>-padx =&gt; 0,</text:p>
      <text:p text:style-name="P5"><text:tab/>-pady =&gt; 0,</text:p>
      <text:p text:style-name="P5"><text:tab/>-rowspan =&gt; 1,</text:p>
      <text:p text:style-name="P5"><text:tab/>-sticky =&gt; "ew"</text:p>
      <text:p text:style-name="P5"><text:s text:c="4"/>);</text:p>
      <text:p text:style-name="P5"><text:s text:c="4"/>$connect_btn-&gt;grid(</text:p>
      <text:p text:style-name="P5"><text:tab/>-in <text:s text:c="4"/>=&gt; $root,</text:p>
      <text:p text:style-name="P5"><text:tab/>-column =&gt; 2,</text:p>
      <text:p text:style-name="P5"><text:tab/>-row <text:s text:c="3"/>=&gt; 4,</text:p>
      <text:p text:style-name="P5"><text:tab/>-columnspan =&gt; 1,</text:p>
      <text:p text:style-name="P5"><text:tab/>-ipadx =&gt; 0,</text:p>
      <text:p text:style-name="P5"><text:tab/>-ipady =&gt; 0,</text:p>
      <text:p text:style-name="P5"><text:tab/>-padx =&gt; 0,</text:p>
      <text:p text:style-name="P5"><text:tab/>-pady =&gt; 0,</text:p>
      <text:p text:style-name="P5"><text:tab/>-rowspan =&gt; 1,</text:p>
      <text:p text:style-name="P5"><text:tab/>-sticky =&gt; ""</text:p>
      <text:p text:style-name="P5"><text:s text:c="4"/>);</text:p>
      <text:p text:style-name="P5"><text:s text:c="4"/>$cwd_btn-&gt;grid(</text:p>
      <text:p text:style-name="P5"><text:tab/>-in <text:s text:c="4"/>=&gt; $root,</text:p>
      <text:p text:style-name="P5"><text:tab/>-column =&gt; 2,</text:p>
      <text:p text:style-name="P5"><text:tab/>-row <text:s text:c="3"/>=&gt; 6,</text:p>
      <text:p text:style-name="P5"><text:tab/>-columnspan =&gt; 1,</text:p>
      <text:p text:style-name="P5"><text:tab/>-ipadx =&gt; 0,</text:p>
      <text:p text:style-name="P5"><text:tab/>-ipady =&gt; 0,</text:p>
      <text:p text:style-name="P5"><text:tab/>-padx =&gt; 0,</text:p>
      <text:p text:style-name="P5"><text:tab/>-pady =&gt; 0,</text:p>
      <text:p text:style-name="P5"><text:tab/>-rowspan =&gt; 1,</text:p>
      <text:p text:style-name="P5"><text:tab/>-sticky =&gt; ""</text:p>
      <text:p text:style-name="P5"><text:s text:c="4"/>);</text:p>
      <text:p text:style-name="P5"><text:s text:c="4"/>$download_btn-&gt;grid(</text:p>
      <text:p text:style-name="P5"><text:tab/>-in <text:s text:c="4"/>=&gt; $root,</text:p>
      <text:p text:style-name="P5"><text:tab/>-column =&gt; 2,</text:p>
      <text:p text:style-name="P5"><text:soft-page-break/><text:tab/>-row <text:s text:c="3"/>=&gt; 8,</text:p>
      <text:p text:style-name="P5"><text:tab/>-columnspan =&gt; 1,</text:p>
      <text:p text:style-name="P5"><text:tab/>-ipadx =&gt; 0,</text:p>
      <text:p text:style-name="P5"><text:tab/>-ipady =&gt; 0,</text:p>
      <text:p text:style-name="P5"><text:tab/>-padx =&gt; 0,</text:p>
      <text:p text:style-name="P5"><text:tab/>-pady =&gt; 0,</text:p>
      <text:p text:style-name="P5"><text:tab/>-rowspan =&gt; 1,</text:p>
      <text:p text:style-name="P5"><text:tab/>-sticky =&gt; ""</text:p>
      <text:p text:style-name="P5"><text:s text:c="4"/>);</text:p>
      <text:p text:style-name="P5"><text:s text:c="4"/>$upload_btn-&gt;grid(</text:p>
      <text:p text:style-name="P5"><text:tab/>-in <text:s text:c="4"/>=&gt; $root,</text:p>
      <text:p text:style-name="P5"><text:tab/>-column =&gt; 2,</text:p>
      <text:p text:style-name="P5"><text:tab/>-row <text:s text:c="3"/>=&gt; 7,</text:p>
      <text:p text:style-name="P5"><text:tab/>-columnspan =&gt; 1,</text:p>
      <text:p text:style-name="P5"><text:tab/>-ipadx =&gt; 0,</text:p>
      <text:p text:style-name="P5"><text:tab/>-ipady =&gt; 0,</text:p>
      <text:p text:style-name="P5"><text:tab/>-padx =&gt; 0,</text:p>
      <text:p text:style-name="P5"><text:tab/>-pady =&gt; 0,</text:p>
      <text:p text:style-name="P5"><text:tab/>-rowspan =&gt; 1,</text:p>
      <text:p text:style-name="P5"><text:tab/>-sticky =&gt; ""</text:p>
      <text:p text:style-name="P5"><text:s text:c="4"/>);</text:p>
      <text:p text:style-name="P5"><text:s text:c="4"/>$log_text-&gt;grid(</text:p>
      <text:p text:style-name="P5"><text:tab/>-in <text:s text:c="4"/>=&gt; $root,</text:p>
      <text:p text:style-name="P5"><text:tab/>-column =&gt; 3,</text:p>
      <text:p text:style-name="P5"><text:tab/>-row <text:s text:c="3"/>=&gt; 1,</text:p>
      <text:p text:style-name="P5"><text:tab/>-columnspan =&gt; 1,</text:p>
      <text:p text:style-name="P5"><text:tab/>-ipadx =&gt; 0,</text:p>
      <text:p text:style-name="P5"><text:tab/>-ipady =&gt; 0,</text:p>
      <text:p text:style-name="P5"><text:tab/>-padx =&gt; 0,</text:p>
      <text:p text:style-name="P5"><text:tab/>-pady =&gt; 0,</text:p>
      <text:p text:style-name="P5"><text:tab/>-rowspan =&gt; 3,</text:p>
      <text:p text:style-name="P5"><text:tab/>-sticky =&gt; "news"</text:p>
      <text:p text:style-name="P5"><text:s text:c="4"/>);</text:p>
      <text:p text:style-name="P5"><text:s text:c="4"/>$files_list_text-&gt;grid(</text:p>
      <text:p text:style-name="P5"><text:tab/>-in <text:s text:c="4"/>=&gt; $root,</text:p>
      <text:p text:style-name="P5"><text:tab/>-column =&gt; 3,</text:p>
      <text:p text:style-name="P5"><text:tab/>-row <text:s text:c="3"/>=&gt; 5,</text:p>
      <text:p text:style-name="P5"><text:tab/>-columnspan =&gt; 1,</text:p>
      <text:p text:style-name="P5"><text:tab/>-ipadx =&gt; 0,</text:p>
      <text:p text:style-name="P5"><text:tab/>-ipady =&gt; 0,</text:p>
      <text:p text:style-name="P5"><text:tab/>-padx =&gt; 0,</text:p>
      <text:p text:style-name="P5"><text:tab/>-pady =&gt; 0,</text:p>
      <text:p text:style-name="P5"><text:tab/>-rowspan =&gt; 4,</text:p>
      <text:p text:style-name="P5"><text:tab/>-sticky =&gt; "news"</text:p>
      <text:p text:style-name="P5"><text:s text:c="4"/>);</text:p>
      <text:p text:style-name="P5"><text:s text:c="4"/>$fd_label-&gt;grid(</text:p>
      <text:p text:style-name="P5"><text:tab/>-in <text:s text:c="4"/>=&gt; $root,</text:p>
      <text:p text:style-name="P5"><text:tab/>-column =&gt; 3,</text:p>
      <text:p text:style-name="P5"><text:tab/>-row <text:s text:c="3"/>=&gt; 4,</text:p>
      <text:p text:style-name="P5"><text:tab/>-columnspan =&gt; 1,</text:p>
      <text:p text:style-name="P5"><text:tab/>-ipadx =&gt; 0,</text:p>
      <text:p text:style-name="P5"><text:tab/>-ipady =&gt; 0,</text:p>
      <text:p text:style-name="P5"><text:soft-page-break/><text:tab/>-padx =&gt; 0,</text:p>
      <text:p text:style-name="P5"><text:tab/>-pady =&gt; 0,</text:p>
      <text:p text:style-name="P5"><text:tab/>-rowspan =&gt; 1,</text:p>
      <text:p text:style-name="P5"><text:tab/>-sticky =&gt; ""</text:p>
      <text:p text:style-name="P5"><text:s text:c="4"/>);</text:p>
      <text:p text:style-name="P5"><text:s text:c="4"/>$file_value-&gt;grid(</text:p>
      <text:p text:style-name="P5"><text:tab/>-in <text:s text:c="4"/>=&gt; $root,</text:p>
      <text:p text:style-name="P5"><text:tab/>-column =&gt; 2,</text:p>
      <text:p text:style-name="P5"><text:tab/>-row <text:s text:c="3"/>=&gt; 5,</text:p>
      <text:p text:style-name="P5"><text:tab/>-columnspan =&gt; 1,</text:p>
      <text:p text:style-name="P5"><text:tab/>-ipadx =&gt; 0,</text:p>
      <text:p text:style-name="P5"><text:tab/>-ipady =&gt; 0,</text:p>
      <text:p text:style-name="P5"><text:tab/>-padx =&gt; 0,</text:p>
      <text:p text:style-name="P5"><text:tab/>-pady =&gt; 0,</text:p>
      <text:p text:style-name="P5"><text:tab/>-rowspan =&gt; 1,</text:p>
      <text:p text:style-name="P5"><text:tab/>-sticky =&gt; "ew"</text:p>
      <text:p text:style-name="P5"><text:s text:c="4"/>);</text:p>
      <text:p text:style-name="P5"/>
      <text:p text:style-name="P5"/>
      <text:p text:style-name="P5"><text:s text:c="4"/># Resize Behavior</text:p>
      <text:p text:style-name="P5"><text:s text:c="4"/>$root-&gt;gridRowconfigure(1, -weight =&gt; 0, -minsize =&gt; 62, -pad =&gt; 0);</text:p>
      <text:p text:style-name="P5"><text:s text:c="4"/>$root-&gt;gridRowconfigure(2, -weight =&gt; 0, -minsize =&gt; 77, -pad =&gt; 0);</text:p>
      <text:p text:style-name="P5"><text:s text:c="4"/>$root-&gt;gridRowconfigure(3, -weight =&gt; 0, -minsize =&gt; 64, -pad =&gt; 0);</text:p>
      <text:p text:style-name="P5"><text:s text:c="4"/>$root-&gt;gridRowconfigure(4, -weight =&gt; 0, -minsize =&gt; 2, -pad =&gt; 0);</text:p>
      <text:p text:style-name="P5"><text:s text:c="4"/>$root-&gt;gridRowconfigure(5, -weight =&gt; 0, -minsize =&gt; 15, -pad =&gt; 0);</text:p>
      <text:p text:style-name="P5"><text:s text:c="4"/>$root-&gt;gridRowconfigure(6, -weight =&gt; 0, -minsize =&gt; 53, -pad =&gt; 0);</text:p>
      <text:p text:style-name="P5"><text:s text:c="4"/>$root-&gt;gridRowconfigure(7, -weight =&gt; 0, -minsize =&gt; 40, -pad =&gt; 0);</text:p>
      <text:p text:style-name="P5"><text:s text:c="4"/>$root-&gt;gridRowconfigure(8, -weight =&gt; 0, -minsize =&gt; 40, -pad =&gt; 0);</text:p>
      <text:p text:style-name="P5"><text:s text:c="4"/>$root-&gt;gridColumnconfigure(1, -weight =&gt; 0, -minsize =&gt; 54, -pad =&gt; 0);</text:p>
      <text:p text:style-name="P5"><text:s text:c="4"/>$root-&gt;gridColumnconfigure(2, -weight =&gt; 0, -minsize =&gt; 190, -pad =&gt; 0);</text:p>
      <text:p text:style-name="P5"><text:s text:c="4"/>$root-&gt;gridColumnconfigure(3, -weight =&gt; 0, -minsize =&gt; 612, -pad =&gt; 0);</text:p>
      <text:p text:style-name="P5">}</text:p>
      <text:p text:style-name="P5"/>
      <text:p text:style-name="P5">1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20:54:08.886463940</meta:creation-date>
    <dc:date>2016-09-12T20:57:09.993436718</dc:date>
    <meta:editing-duration>PT3M1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3" meta:paragraph-count="603" meta:word-count="1733" meta:character-count="12873" meta:non-whitespace-character-count="10753"/>
  </office:meta>
</office:document-meta>
</file>